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6967" officeooo:paragraph-rsid="00136967"/>
    </style:style>
    <style:style style:name="P2" style:family="paragraph" style:parent-style-name="Standard">
      <style:text-properties fo:font-size="20pt" fo:font-weight="bold" officeooo:rsid="00136967" officeooo:paragraph-rsid="00136967" style:font-size-asian="20pt" style:font-weight-asian="bold" style:font-size-complex="20pt" style:font-weight-complex="bold"/>
    </style:style>
    <style:style style:name="P3" style:family="paragraph" style:parent-style-name="Standard">
      <style:text-properties officeooo:rsid="0015a6de" officeooo:paragraph-rsid="0015a6de"/>
    </style:style>
    <style:style style:name="P4"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36967" officeooo:paragraph-rsid="0014853d" style:font-size-asian="12pt" style:font-style-asian="normal" style:font-weight-asian="normal" style:font-size-complex="12pt" style:font-style-complex="normal" style:font-weight-complex="normal"/>
    </style:style>
    <style:style style:name="T1" style:family="text">
      <style:text-properties officeooo:rsid="0014853d"/>
    </style:style>
    <style:style style:name="T2" style:family="text">
      <style:text-properties fo:font-size="32pt" style:font-size-asian="32pt" style:font-size-complex="32pt"/>
    </style:style>
    <style:style style:name="T3" style:family="text">
      <style:text-properties officeooo:rsid="0015a6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Kata</text:span></text:p>
      <text:p text:style-name="P1"/>
      <text:p text:style-name="P1">A programming kata is a problem to be solved. You can solve the problem any way you want, no matter the language. The important thing is to train your practice and reasoning in solving problems. It can be applied with TDD and also with other methods.</text:p>
      <text:p text:style-name="P1"/>
      <text:p text:style-name="P2">SinglePairOrOdd</text:p>
      <text:p text:style-name="P1"/>
      <text:p text:style-name="P4"><text:bookmark text:name="tw-target-text"/>returns a single integer that is <text:span text:style-name="T3">pair </text:span>or odd in a list of integers, where we can have only one <text:span text:style-name="T1">pair </text:span>and several odd or one <text:span text:style-name="T1">odd </text:span>and several <text:span text:style-name="T1">pairs.</text:span></text:p>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34S</meta:editing-duration>
    <meta:editing-cycles>4</meta:editing-cycles>
    <meta:generator>LibreOffice/5.3.3.2$Windows_x86 LibreOffice_project/3d9a8b4b4e538a85e0782bd6c2d430bafe583448</meta:generator>
    <dc:date>2018-05-22T11:28:03.619000000</dc:date>
    <meta:document-statistic meta:table-count="0" meta:image-count="0" meta:object-count="0" meta:page-count="1" meta:paragraph-count="4" meta:word-count="78" meta:character-count="419" meta:non-whitespace-character-count="340"/>
    <meta:user-defined meta:name="Info 1"/>
    <meta:user-defined meta:name="Info 2"/>
    <meta:user-defined meta:name="Info 3"/>
    <meta:user-defined meta:name="Info 4"/>
  </office:meta>
</office:document-meta>
</file>